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FreeSans1" svg:font-family="FreeSans" style:font-family-generic="swiss"/>
    <style:font-face style:name="Andale Mono" svg:font-family="'Andale Mono'" style:font-pitch="fixed"/>
    <style:font-face style:name="FreeMono" svg:font-family="FreeMono" style:font-family-generic="modern" style:font-pitch="fixed"/>
    <style:font-face style:name="Laksaman" svg:font-family="Laksa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729fcf"/>
    </style:style>
    <style:style style:name="P2" style:family="paragraph">
      <style:paragraph-properties fo:text-align="center"/>
    </style:style>
    <style:style style:name="P3" style:family="paragraph">
      <style:text-properties style:font-name="Century Schoolbook L" fo:font-size="8pt" style:font-size-asian="8pt" style:font-size-complex="8pt"/>
    </style:style>
    <style:style style:name="P4" style:family="paragraph">
      <loext:graphic-properties draw:fill="none" draw:fill-color="#ffffff"/>
      <style:text-properties style:font-name="Century Schoolbook L" fo:font-size="8pt" style:font-size-asian="8pt" style:font-size-complex="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b2b2b2"/>
      <style:paragraph-properties fo:text-align="center"/>
    </style:style>
    <style:style style:name="P7" style:family="paragraph">
      <style:text-properties style:font-name="Century Schoolbook L" fo:font-size="9pt" fo:font-style="italic" style:font-size-asian="9pt" style:font-style-asian="italic" style:font-size-complex="9pt" style:font-style-complex="italic"/>
    </style:style>
    <style:style style:name="P8" style:family="paragraph">
      <loext:graphic-properties draw:fill="none" draw:fill-color="#ffffff"/>
      <style:text-properties style:font-name="Century Schoolbook L" fo:font-size="9pt" fo:font-style="italic" style:font-size-asian="9pt" style:font-style-asian="italic" style:font-size-complex="9pt" style:font-style-complex="italic"/>
    </style:style>
    <style:style style:name="P9" style:family="paragraph">
      <style:paragraph-properties fo:text-align="center"/>
      <style:text-properties style:font-name="Century Schoolbook L" fo:font-size="8pt" style:font-size-asian="8pt" style:font-size-complex="8pt"/>
    </style:style>
    <style:style style:name="P10" style:family="paragraph">
      <loext:graphic-properties draw:fill="solid" draw:fill-color="#ffffff"/>
      <style:paragraph-properties fo:text-align="center"/>
      <style:text-properties style:font-name="Century Schoolbook L" fo:font-size="8pt" style:font-size-asian="8pt" style:font-size-complex="8pt"/>
    </style:style>
    <style:style style:name="P11" style:family="paragraph">
      <loext:graphic-properties draw:fill="solid" draw:fill-color="#ffffff"/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style:font-name="Century Schoolbook L" fo:font-size="8pt" fo:font-style="normal" fo:font-weight="normal" style:font-size-asian="8pt" style:font-style-asian="normal" style:font-weight-asian="normal"/>
    </style:style>
    <style:style style:name="T2" style:family="text">
      <style:text-properties style:font-name="Century Schoolbook L" fo:font-size="8pt" style:font-size-asian="8pt" style:font-size-complex="8pt"/>
    </style:style>
    <style:style style:name="T3" style:family="text">
      <style:text-properties style:font-name="Century Schoolbook L"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b 58%" fo:font-size="9pt" style:font-size-asian="9pt" style:font-size-complex="9pt"/>
    </style:style>
    <style:style style:name="gr1" style:family="graphic">
      <style:graphic-properties draw:fill="none" draw:fill-color="#729fcf" draw:textarea-horizontal-align="justify" draw:textarea-vertical-align="middle" draw:auto-grow-height="false" fo:min-height="1.3335in" fo:min-width="1.61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472in" fo:min-width="0.1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tyle:run-through="foreground" style:vertical-pos="from-top" style:vertical-rel="paragraph" style:horizontal-pos="from-left" style:horizontal-rel="paragraph"/>
    </style:style>
    <style:style style:name="gr6" style:family="graphic">
      <style:graphic-properties draw:fill="solid" draw:fill-color="#ffffff" draw:textarea-horizontal-align="center" draw:textarea-vertical-align="middle" style:run-through="foreground"/>
    </style:style>
    <style:style style:name="gr7" style:family="graphic">
      <style:graphic-properties draw:fill="solid" draw:fill-color="#b2b2b2" draw:textarea-horizontal-align="center" draw:textarea-vertical-align="middle" style:run-through="foreground"/>
    </style:style>
    <style:style style:name="gr8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solid" draw:fill-color="#ffffff" fo:min-height="0.3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solid" draw:fill-color="#ffffff" fo:min-height="0.14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="none" draw:textarea-horizontal-align="justify" draw:textarea-vertical-align="middle" draw:auto-grow-height="false" fo:min-height="1.0047in" fo:min-width="1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dash" draw:stroke-dash="Fine_20_Dashed" svg:stroke-color="#000000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0626in" fo:min-width="0.06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ff0000" draw:fill="none" draw:textarea-horizontal-align="justify" draw:textarea-vertical-align="middle" draw:auto-grow-height="false" fo:min-height="2.1945in" fo:min-width="2.1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0066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1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vertical-align="middle" draw:auto-grow-height="false" fo:min-height="0.052in" fo:min-width="0.0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293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5" draw:style-name="gr5"><draw:ellipse draw:name="Shape8" draw:style-name="gr6" draw:text-style-name="P5" svg:width="0.1343in" svg:height="0.1094in" svg:x="3.3937in" svg:y="2.3445in" draw:kind="cut" draw:start-angle="91.05" draw:end-angle="270.74"><text:p/></draw:ellipse><draw:ellipse draw:name="Shape9" draw:style-name="gr7" draw:text-style-name="P6" svg:width="0.1307in" svg:height="0.1087in" svg:x="3.3965in" svg:y="2.3445in" draw:kind="cut" draw:start-angle="272.58" draw:end-angle="90"><text:p/></draw:ellipse></draw:g><draw:custom-shape text:anchor-type="paragraph" draw:z-index="0" draw:name="Shape1" draw:style-name="gr1" draw:text-style-name="P1" svg:width="2.2823in" svg:height="1.885in" svg:x="1.5846in" svg:y="0.7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2" draw:text-style-name="P2" svg:x1="2.7165in" svg:y1="0.7291in" svg:x2="2.7165in" svg:y2="2.6138in"><text:p/></draw:line><draw:line text:anchor-type="paragraph" draw:z-index="2" draw:name="Shape3" draw:style-name="gr2" draw:text-style-name="P2" svg:x1="1.5846in" svg:y1="1.648in" svg:x2="3.8665in" svg:y2="1.648in"><text:p/></draw:line><draw:custom-shape text:anchor-type="paragraph" draw:z-index="3" draw:name="Shape4" draw:style-name="gr3" draw:text-style-name="P2" svg:width="0.2087in" svg:height="0.2087in" svg:x="3.3457in" svg:y="1.5528in"><text:p text:style-name="P2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Shape8" draw:style-name="gr8" draw:text-style-name="P2" svg:x1="3.4445in" svg:y1="1.648in" svg:x2="3.4618in" svg:y2="2.398in"><text:p/></draw:line><draw:frame text:anchor-type="paragraph" draw:z-index="7" draw:name="Shape9" draw:style-name="gr9" draw:text-style-name="P8" svg:width="0.2815in" svg:height="0.2815in" svg:x="3.3362in" svg:y="1.8689in"><draw:text-box><text:p text:style-name="P7"><text:span text:style-name="T3">p</text:span></text:p></draw:text-box></draw:frame><draw:line text:anchor-type="paragraph" draw:z-index="8" draw:name="Shape10" draw:style-name="gr10" draw:text-style-name="P2" svg:x1="-0.1953in" svg:y1="0.7646in" svg:x2="1.0756in" svg:y2="0.7646in"><text:p/></draw:line><draw:line text:anchor-type="paragraph" draw:z-index="9" draw:name="Shape10" draw:style-name="gr10" draw:text-style-name="P2" svg:x1="-0.1953in" svg:y1="0.9626in" svg:x2="1.0756in" svg:y2="0.9626in"><text:p/></draw:line><draw:line text:anchor-type="paragraph" draw:z-index="10" draw:name="Shape10" draw:style-name="gr10" draw:text-style-name="P2" svg:x1="-0.1846in" svg:y1="1.1709in" svg:x2="1.0862in" svg:y2="1.1709in"><text:p/></draw:line><draw:line text:anchor-type="paragraph" draw:z-index="11" draw:name="Shape10" draw:style-name="gr10" draw:text-style-name="P2" svg:x1="-0.1846in" svg:y1="1.4209in" svg:x2="1.0862in" svg:y2="1.4209in"><text:p/></draw:line><draw:line text:anchor-type="paragraph" draw:z-index="12" draw:name="Shape10" draw:style-name="gr10" draw:text-style-name="P2" svg:x1="-0.1846in" svg:y1="1.65in" svg:x2="1.0862in" svg:y2="1.65in"><text:p/></draw:line><draw:line text:anchor-type="paragraph" draw:z-index="13" draw:name="Shape10" draw:style-name="gr10" draw:text-style-name="P2" svg:x1="-0.1846in" svg:y1="1.848in" svg:x2="1.0862in" svg:y2="1.848in"><text:p/></draw:line><draw:line text:anchor-type="paragraph" draw:z-index="14" draw:name="Shape10" draw:style-name="gr10" draw:text-style-name="P2" svg:x1="-0.1744in" svg:y1="2.0563in" svg:x2="1.0965in" svg:y2="2.0563in"><text:p/></draw:line><draw:line text:anchor-type="paragraph" draw:z-index="15" draw:name="Shape10" draw:style-name="gr10" draw:text-style-name="P2" svg:x1="-0.1953in" svg:y1="2.2543in" svg:x2="1.0756in" svg:y2="2.2543in"><text:p/></draw:line><draw:line text:anchor-type="paragraph" draw:z-index="16" draw:name="Shape10" draw:style-name="gr10" draw:text-style-name="P2" svg:x1="-0.1953in" svg:y1="2.4835in" svg:x2="1.0756in" svg:y2="2.4835in"><text:p/></draw:line><draw:line text:anchor-type="paragraph" draw:z-index="17" draw:name="Shape10" draw:style-name="gr10" draw:text-style-name="P2" svg:x1="-0.1953in" svg:y1="2.6811in" svg:x2="1.0756in" svg:y2="2.6811in"><text:p/></draw:line><text:span text:style-name="T1"/></text:p>
      <text:p text:style-name="Standard"><draw:frame text:anchor-type="paragraph" draw:z-index="4" draw:name="Shape5" draw:style-name="gr4" draw:text-style-name="P4" svg:width="0.3689in" svg:height="0.1898in" svg:x="3.0992in" svg:y="1.2193in"><draw:text-box><text:p text:style-name="P3"><text:span text:style-name="T2">Bumi</text:span></text:p></draw:text-box></draw:frame><draw:frame text:anchor-type="paragraph" draw:z-index="18" draw:name="Shape5" draw:style-name="gr11" draw:text-style-name="P10" svg:width="0.5496in" svg:height="0.3724in" svg:x="-0.078in" svg:y="1.4047in"><draw:text-box><text:p text:style-name="P9"><text:span text:style-name="T2">Cahaya Matahari</text:span></text:p></draw:text-box></draw:frame><draw:line text:anchor-type="paragraph" draw:z-index="19" draw:name="Shape6" draw:style-name="gr12" draw:text-style-name="P2" svg:x1="3.4618in" svg:y1="1.6807in" svg:x2="3.6118in" svg:y2="1.6807in"><text:p/></draw:line><draw:line text:anchor-type="paragraph" draw:z-index="20" draw:name="Shape7" draw:style-name="gr12" draw:text-style-name="P2" svg:x1="3.6118in" svg:y1="1.5043in" svg:x2="3.6118in" svg:y2="1.6807in"><text:p/></draw:line><draw:frame text:anchor-type="paragraph" draw:z-index="21" draw:name="Shape11" draw:style-name="gr13" draw:text-style-name="P11" svg:width="0.1185in" svg:height="0.1449in" svg:x="3.5543in" svg:y="1.5807in"><draw:text-box><text:p text:style-name="P2"><text:span text:style-name="T4">θ</text:span></text:p></draw:text-box></draw:frame><draw:custom-shape text:anchor-type="paragraph" draw:z-index="22" draw:name="Shape12" draw:style-name="gr14" draw:text-style-name="P12" svg:width="1.4205in" svg:height="1.4205in" svg:x="2.361in" svg:y="5.1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6" draw:name="Shape15" draw:style-name="gr17" draw:text-style-name="P12" svg:width="3.1031in" svg:height="3.1031in" svg:x="1.5028in" svg:y="0.0957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Standard"><draw:line text:anchor-type="paragraph" draw:z-index="23" draw:name="Shape14" draw:style-name="gr15" draw:text-style-name="P2" svg:x1="2.3543in" svg:y1="0.0602in" svg:x2="2.3807in" svg:y2="3.9795in"><text:p/></draw:line><draw:line text:anchor-type="paragraph" draw:z-index="27" draw:name="Shape16" draw:style-name="gr18" draw:text-style-name="P2" svg:x1="2.3543in" svg:y1="0.0602in" svg:x2="3.0669in" svg:y2="1.415in"><text:p/></draw:line><draw:custom-shape text:anchor-type="paragraph" draw:z-index="25" draw:name="Shape13" draw:style-name="gr16" draw:text-style-name="P13" svg:width="0.0894in" svg:height="0.0878in" svg:x="2.311in" svg:y="0.023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14" draw:style-name="gr15" draw:text-style-name="P2" svg:x1="2.3543in" svg:y1="0.0602in" svg:x2="2.3807in" svg:y2="3.9795in"><text:p/></draw:line></text:p>
      <text:p text:style-name="Standard"/>
      <text:p text:style-name="Standard"><draw:frame text:anchor-type="paragraph" draw:z-index="36" draw:name="Shape20" draw:style-name="gr21" draw:text-style-name="P16" svg:width="0.2295in" svg:height="0.1669in" svg:x="2.4402in" svg:y="0.0472in"><draw:text-box><text:p text:style-name="P15"><text:span text:style-name="T6">β</text:span></text:p></draw:text-box></draw:frame><draw:frame text:anchor-type="paragraph" draw:z-index="38" draw:name="Shape21" draw:style-name="gr22" draw:text-style-name="P17" svg:width="0.2469in" svg:height="0.2941in" svg:x="2.7307in" svg:y="0.1902in"><draw:text-box><text:p><text:span text:style-name="T5">R</text:span><text:span text:style-name="T7">l</text:span></text:p></draw:text-box></draw:frame></text:p>
      <text:p text:style-name="Standard"/>
      <text:p text:style-name="Standard"/>
      <text:p text:style-name="Standard"/>
      <text:p text:style-name="Standard"><draw:custom-shape text:anchor-type="paragraph" draw:z-index="34" draw:name="Shape19" draw:style-name="gr20" draw:text-style-name="P2" svg:width="0.1669in" svg:height="0.1567in" svg:x="2.9925in" svg:y="0.1764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frame text:anchor-type="paragraph" draw:z-index="35" draw:name="Shape20" draw:style-name="gr21" draw:text-style-name="P16" svg:width="0.2295in" svg:height="0.1669in" svg:x="2.8374in" svg:y="0.05in"><draw:text-box><text:p text:style-name="P15"><text:span text:style-name="T6">α</text:span></text:p></draw:text-box></draw:frame><draw:frame text:anchor-type="paragraph" draw:z-index="37" draw:name="Shape20" draw:style-name="gr21" draw:text-style-name="P16" svg:width="0.2295in" svg:height="0.1669in" svg:x="2.4102in" svg:y="0.0457in"><draw:text-box><text:p text:style-name="P15"><text:span text:style-name="T6">γ</text:span></text:p></draw:text-box></draw:frame></text:p>
      <text:p text:style-name="Standard"><draw:custom-shape text:anchor-type="paragraph" draw:z-index="24" draw:name="Shape13" draw:style-name="gr16" draw:text-style-name="P13" svg:width="0.0894in" svg:height="0.0878in" svg:x="2.3217in" svg:y="0.02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8" draw:name="Shape17" draw:style-name="gr18" draw:text-style-name="P2" svg:x1="2.361in" svg:y1="0.0736in" svg:x2="3.0665in" svg:y2="0.0736in"><text:p/></draw:line><draw:frame text:anchor-type="paragraph" draw:z-index="39" draw:name="Shape21" draw:style-name="gr22" draw:text-style-name="P17" svg:width="0.2469in" svg:height="0.2941in" svg:x="2.6736in" svg:y="0.1173in"><draw:text-box><text:p><text:span text:style-name="T5">R</text:span><text:span text:style-name="T7">d</text:span></text:p></draw:text-box></draw:frame></text:p>
      <text:p text:style-name="Standard"/>
      <text:p text:style-name="Standard"><draw:line text:anchor-type="paragraph" draw:z-index="30" draw:name="Shape14" draw:style-name="gr15" draw:text-style-name="P2" svg:x1="2.7209in" svg:y1="1.5252in" svg:x2="2.7209in" svg:y2="2.2551in"><text:p/></draw:line><draw:line text:anchor-type="paragraph" draw:z-index="31" draw:name="Shape14" draw:style-name="gr15" draw:text-style-name="P2" svg:x1="3.0902in" svg:y1="1.5252in" svg:x2="3.0902in" svg:y2="2.2551in"><text:p/></draw:line><draw:line text:anchor-type="paragraph" draw:z-index="32" draw:name="Shape14" draw:style-name="gr15" draw:text-style-name="P2" svg:x1="3.4409in" svg:y1="1.5252in" svg:x2="3.4409in" svg:y2="2.2551in"><text:p/></draw:line><draw:frame text:anchor-type="paragraph" draw:z-index="33" draw:name="Shape18" draw:style-name="gr19" draw:text-style-name="P14" svg:width="1.5539in" svg:height="0.1524in" svg:x="2.1902in" svg:y="2.3102in"><draw:text-box><text:p text:style-name="P2"><text:span text:style-name="T5">ke arah Bumi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FreeSans1" svg:font-family="FreeSans" style:font-family-generic="swiss"/>
    <style:font-face style:name="Andale Mono" svg:font-family="'Andale Mono'" style:font-pitch="fixed"/>
    <style:font-face style:name="FreeMono" svg:font-family="FreeMono" style:font-family-generic="modern" style:font-pitch="fixed"/>
    <style:font-face style:name="Laksaman" svg:font-family="Laksa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7:33:42.911312578</meta:creation-date>
    <dc:date>2017-05-20T20:40:53.498314934</dc:date>
    <meta:editing-duration>PT15M2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